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3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5.46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4.826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635cm" svg:x="16.764cm" svg:y="6.09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0.635cm" svg:x="8.636cm" svg:y="4.82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0.635cm" svg:x="10.668cm" svg:y="4.82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0.635cm" svg:x="12.7cm" svg:y="4.82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635cm" svg:x="12.7cm" svg:y="3.55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0.635cm" svg:x="12.7cm" svg:y="4.19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0.635cm" svg:x="10.668cm" svg:y="4.191cm">
          <text:p text:style-name="P1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635cm" svg:x="6.604cm" svg:y="2.921cm">
          <text:p text:style-name="P1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2cm" svg:height="0.635cm" svg:x="8.636cm" svg:y="3.556cm">
          <text:p text:style-name="P1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05cm" svg:height="0.635cm" svg:x="2.667cm" svg:y="1.651cm">
          <text:p text:style-name="P1"><text:span text:style-name="T1">FAD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0.508cm" svg:y="1.651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032cm" svg:height="0.635cm" svg:x="0.508cm" svg:y="2.286cm">
          <text:p text:style-name="P3"><text:span text:style-name="T3">-</text:span><text:span text:style-name="T4">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032cm" svg:height="0.635cm" svg:x="0.508cm" svg:y="3.556cm">
          <text:p text:style-name="P5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032cm" svg:height="0.635cm" svg:x="0.508cm" svg:y="4.191cm">
          <text:p text:style-name="P5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032cm" svg:height="0.635cm" svg:x="0.508cm" svg:y="4.826cm">
          <text:p text:style-name="P5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.032cm" svg:height="0.635cm" svg:x="0.508cm" svg:y="5.461cm">
          <text:p text:style-name="P5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32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032cm" svg:height="0.635cm" svg:x="4.572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.54cm" svg:y1="1.651cm" svg:x2="2.54cm" svg:y2="6.731cm">
          <text:p/>
        </draw:line>
        <draw:line draw:style-name="gr32" draw:text-style-name="P3" draw:layer="layout" svg:x1="2.54cm" svg:y1="1.651cm" svg:x2="18.796cm" svg:y2="1.651cm">
          <text:p/>
        </draw:line>
        <draw:line draw:style-name="gr33" draw:text-style-name="P3" draw:layer="layout" svg:x1="2.54cm" svg:y1="4.191cm" svg:x2="10.668cm" svg:y2="4.191cm">
          <text:p/>
        </draw:line>
        <draw:line draw:style-name="gr33" draw:text-style-name="P3" draw:layer="layout" svg:x1="10.668cm" svg:y1="4.191cm" svg:x2="10.668cm" svg:y2="1.651cm">
          <text:p/>
        </draw:line>
        <draw:line draw:style-name="gr33" draw:text-style-name="P3" draw:layer="layout" svg:x1="2.54cm" svg:y1="6.731cm" svg:x2="18.796cm" svg:y2="6.731cm">
          <text:p/>
        </draw:line>
        <draw:line draw:style-name="gr33" draw:text-style-name="P3" draw:layer="layout" svg:x1="18.796cm" svg:y1="6.731cm" svg:x2="18.796cm" svg:y2="1.651cm">
          <text:p/>
        </draw:line>
        <draw:line draw:style-name="gr33" draw:text-style-name="P3" draw:layer="layout" svg:x1="6.604cm" svg:y1="4.191cm" svg:x2="6.604cm" svg:y2="2.921cm">
          <text:p/>
        </draw:line>
        <draw:line draw:style-name="gr33" draw:text-style-name="P3" draw:layer="layout" svg:x1="6.604cm" svg:y1="2.921cm" svg:x2="10.668cm" svg:y2="2.921cm">
          <text:p/>
        </draw:line>
        <draw:line draw:style-name="gr33" draw:text-style-name="P3" draw:layer="layout" svg:x1="8.636cm" svg:y1="3.556cm" svg:x2="10.668cm" svg:y2="3.556cm">
          <text:p/>
        </draw:line>
        <draw:line draw:style-name="gr33" draw:text-style-name="P3" draw:layer="layout" svg:x1="8.636cm" svg:y1="4.191cm" svg:x2="8.636cm" svg:y2="3.556cm">
          <text:p/>
        </draw:line>
        <draw:line draw:style-name="gr33" draw:text-style-name="P3" draw:layer="layout" svg:x1="2.54cm" svg:y1="4.826cm" svg:x2="12.7cm" svg:y2="4.826cm">
          <text:p/>
        </draw:line>
        <draw:line draw:style-name="gr33" draw:text-style-name="P3" draw:layer="layout" svg:x1="12.7cm" svg:y1="4.826cm" svg:x2="12.7cm" svg:y2="1.651cm">
          <text:p/>
        </draw:line>
        <draw:line draw:style-name="gr33" draw:text-style-name="P3" draw:layer="layout" svg:x1="14.732cm" svg:y1="5.461cm" svg:x2="14.732cm" svg:y2="1.651cm">
          <text:p/>
        </draw:line>
        <draw:line draw:style-name="gr33" draw:text-style-name="P3" draw:layer="layout" svg:x1="2.54cm" svg:y1="5.461cm" svg:x2="14.732cm" svg:y2="5.461cm">
          <text:p/>
        </draw:line>
        <draw:line draw:style-name="gr33" draw:text-style-name="P3" draw:layer="layout" svg:x1="2.413cm" svg:y1="6.096cm" svg:x2="16.764cm" svg:y2="6.096cm">
          <text:p/>
        </draw:line>
        <draw:line draw:style-name="gr33" draw:text-style-name="P3" draw:layer="layout" svg:x1="16.764cm" svg:y1="6.096cm" svg:x2="16.764cm" svg:y2="1.651cm">
          <text:p/>
        </draw:line>
        <draw:frame draw:style-name="gr34" draw:text-style-name="P6" draw:layer="layout" svg:width="18.288cm" svg:height="1.651cm" svg:x="0.508cm" svg:y="7.112cm">
          <draw:text-box>
            <text:p><text:span text:style-name="T5">Note:</text:span><text:span text:style-name="T5"><text:tab/></text:span><text:span text:style-name="T5">When DN = 1, the value of a denormalized number is treated as 0.</text:span></text:p>
            <text:p><text:span text:style-name="T5"><text:tab/></text:span><text:span text:style-name="T5">When DN = 0, calculation for denormalized numbers is the same as for normalized numbe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0T14:21:06</dc:date>
    <dc:creator>Yam </dc:creator>
    <meta:editing-duration>PT34M13S</meta:editing-duration>
    <meta:editing-cycles>23</meta:editing-cycles>
    <meta:generator>LibreOffice/3.5$Linux_x86 LibreOffice_project/350m1$Build-2</meta:generator>
    <meta:document-statistic meta:object-count="48"/>
  </office:meta>
</office:document-meta>
</file>